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fo:font-size="14pt" officeooo:paragraph-rsid="000382b6" style:font-size-asian="14pt" style:font-size-complex="14pt"/>
    </style:style>
    <style:style style:name="P2" style:family="paragraph" style:parent-style-name="Standard">
      <style:paragraph-properties fo:line-height="200%"/>
      <style:text-properties fo:font-size="14pt" officeooo:rsid="0004c04a" officeooo:paragraph-rsid="0004c04a" style:font-size-asian="14pt" style:font-size-complex="14pt"/>
    </style:style>
    <style:style style:name="P3" style:family="paragraph" style:parent-style-name="Standard">
      <style:paragraph-properties fo:line-height="200%"/>
      <style:text-properties fo:font-size="14pt" fo:font-weight="bold" officeooo:paragraph-rsid="000382b6" style:font-size-asian="14pt" style:font-weight-asian="bold" style:font-size-complex="14pt" style:font-weight-complex="bold"/>
    </style:style>
    <style:style style:name="P4" style:family="paragraph" style:parent-style-name="Standard">
      <style:paragraph-properties fo:line-height="200%"/>
      <style:text-properties fo:font-size="14pt" fo:font-weight="bold" officeooo:rsid="0004c04a" officeooo:paragraph-rsid="0004c04a" style:font-size-asian="14pt" style:font-weight-asian="bold" style:font-size-complex="14pt" style:font-weight-complex="bold"/>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font-name-asian="Arial" style:font-style-asian="normal" style:font-weight-asian="normal"/>
    </style:style>
    <style:style style:name="T2" style:family="text">
      <style:text-properties fo:font-variant="normal" fo:text-transform="none" fo:color="#000000" style:text-line-through-style="none" style:text-line-through-type="none" style:text-underline-style="none" officeooo:rsid="000382b6" style:text-blinking="false" fo:background-color="transparent" loext:char-shading-value="0" style:font-name-asian="Arial" style:font-style-asian="normal" style:font-weight-asian="normal"/>
    </style:style>
    <style:style style:name="T3" style:family="text">
      <style:text-properties fo:font-variant="normal" fo:text-transform="none" fo:color="#000000" style:text-line-through-style="none" style:text-line-through-type="none" style:text-underline-style="none" officeooo:rsid="000382b6" style:text-blinking="false" fo:background-color="transparent" loext:char-shading-value="0" style:font-name-asian="Arial" style:font-style-asian="normal"/>
    </style:style>
    <style:style style:name="T4" style:family="text">
      <style:text-properties fo:font-variant="normal" fo:text-transform="none" fo:color="#000000" style:text-line-through-style="none" style:text-line-through-type="none" style:text-underline-style="none" fo:font-weight="normal" officeooo:rsid="000382b6" style:text-blinking="false" fo:background-color="transparent" loext:char-shading-value="0" style:font-name-asian="Arial" style:font-style-asian="normal" style:font-weight-asian="normal" style:font-weight-complex="normal"/>
    </style:style>
    <style:style style:name="T5" style:family="text">
      <style:text-properties officeooo:rsid="000382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Cau 2</text:span></text:p>
      <text:p text:style-name="P1">「時間を守ること」について社会になったときに気をつけたいことは約束を守るです。なぜなら時間を守ることは相手を重んじるの表現になりますから。<text:span text:style-name="T1">時間を守ることのメリットが色々なあると思います。そうすると、その人の信頼性を表します。約束を必ず守る人は高く評価されます。時間に正確であることは自分の生活をコントロールしようとしている証拠です。更に、約束の時間より少し早く到着したら、</text:span><text:span text:style-name="T2">自信があると思います。生活で時間を守らない人は成功になりにくいです。そして、人間に対して時間は生命です。それで、時間を守ることは必要です</text:span></text:p>
      <text:p text:style-name="P4"><text:span text:style-name="T3">Câu 3</text:span></text:p>
      <text:p text:style-name="P2"><text:span text:style-name="T4">そのテーマについて学生のうちからできることは宿題の締め切りの前に完成します。いい点数を取るし、先生に信頼されます。それに、そいうことを練習するのは自分のよく習慣になると思います。将来、会社員になるとき、色々な仕事ができなければなりません。その時、早く完成したら、他の仕事をやる時間があります。同時に、先輩と同僚に信頼されます。それで、今から、学生の時、チームワークでブロジェクトをやる度に、自分のタスクを早く完成して頑張ります。</text:spa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23:41:34.083985103</meta:creation-date>
    <dc:date>2018-06-05T01:20:30.536790048</dc:date>
    <meta:editing-duration>PT2M12S</meta:editing-duration>
    <meta:editing-cycles>1</meta:editing-cycles>
    <meta:document-statistic meta:table-count="0" meta:image-count="0" meta:object-count="0" meta:page-count="1" meta:paragraph-count="4" meta:word-count="472" meta:character-count="478" meta:non-whitespace-character-count="476"/>
    <meta:generator>LibreOffice/5.3.1.2$Linux_X86_64 LibreOffice_project/30m0$Build-2</meta:generator>
  </office:meta>
</office:document-meta>
</file>